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4in" style:use-optimal-column-width="false"/>
    </style:style>
    <style:style style:name="TableColumn3" style:family="table-column">
      <style:table-column-properties style:column-width="0.1875in" style:use-optimal-column-width="false"/>
    </style:style>
    <style:style style:name="TableColumn4" style:family="table-column">
      <style:table-column-properties style:column-width="4in" style:use-optimal-column-width="false"/>
    </style:style>
    <style:style style:name="Table1" style:family="table" style:master-page-name="MP0">
      <style:table-properties style:width="8.1875in" fo:margin-left="0in" table:align="left"/>
    </style:style>
    <style:style style:name="TableRow5" style:family="table-row">
      <style:table-row-properties style:row-height="2in" style:use-optimal-row-height="false" fo:keep-together="always"/>
    </style:style>
    <style:style style:name="TableCell6" style:family="table-cell">
      <style:table-cell-properties fo:border="none" style:writing-mode="lr-tb" fo:padding-top="0in" fo:padding-left="0.0104in" fo:padding-bottom="0in" fo:padding-right="0.0104in"/>
    </style:style>
    <style:style style:name="P7" style:parent-style-name="Normal" style:family="paragraph">
      <style:paragraph-properties/>
    </style:style>
    <style:style style:name="T18" style:parent-style-name="DefaultParagraphFont" style:family="text">
      <style:text-properties fo:language="da" fo:country="DK" style:language-asian="da" style:country-asian="DK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P20" style:parent-style-name="Normal" style:family="paragraph">
      <style:paragraph-properties fo:text-align="center"/>
      <style:text-properties fo:font-size="14pt" style:font-size-asian="14pt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fo:font-size="14pt" style:font-size-asian="14pt"/>
    </style:style>
    <style:style style:name="T23" style:parent-style-name="DefaultParagraphFont" style:family="text">
      <style:text-properties fo:font-size="14pt" style:font-size-asian="14pt"/>
    </style:style>
    <style:style style:name="T24" style:parent-style-name="DefaultParagraphFont" style:family="text">
      <style:text-properties fo:font-size="14pt" style:font-size-asian="14pt"/>
    </style:style>
    <style:style style:name="TableCell25" style:family="table-cell">
      <style:table-cell-properties fo:border="none" style:writing-mode="lr-tb" fo:padding-top="0in" fo:padding-left="0.0104in" fo:padding-bottom="0in" fo:padding-right="0.0104in"/>
    </style:style>
    <style:style style:name="TableCell26" style:family="table-cell">
      <style:table-cell-properties fo:border="none" style:writing-mode="lr-tb" fo:padding-top="0in" fo:padding-left="0.0104in" fo:padding-bottom="0in" fo:padding-right="0.0104in"/>
    </style:style>
    <style:style style:name="T27" style:parent-style-name="DefaultParagraphFont" style:family="text">
      <style:text-properties fo:language="da" fo:country="DK" style:language-asian="da" style:country-asian="DK"/>
    </style:style>
    <style:style style:name="P28" style:parent-style-name="Normal" style:family="paragraph">
      <style:paragraph-properties fo:margin-left="0.5in" fo:text-indent="0.5in">
        <style:tab-stops/>
      </style:paragraph-properties>
      <style:text-properties fo:font-size="14pt" style:font-size-asian="14pt"/>
    </style:style>
    <style:style style:name="P29" style:parent-style-name="Normal" style:family="paragraph">
      <style:paragraph-properties fo:margin-left="0.5in" fo:text-indent="0.5in">
        <style:tab-stops/>
      </style:paragraph-properties>
      <style:text-properties fo:font-size="14pt" style:font-size-asian="14pt"/>
    </style:style>
    <style:style style:name="P30" style:parent-style-name="Normal" style:family="paragraph">
      <style:paragraph-properties fo:text-align="center"/>
      <style:text-properties fo:font-size="14pt" style:font-size-asian="14pt"/>
    </style:style>
    <style:style style:name="P31" style:parent-style-name="Heading1" style:family="paragraph">
      <style:paragraph-properties fo:text-align="center"/>
    </style:style>
    <style:style style:name="TableRow32" style:family="table-row">
      <style:table-row-properties style:row-height="2in" style:use-optimal-row-height="false" fo:keep-together="always"/>
    </style:style>
    <style:style style:name="TableCell33" style:family="table-cell">
      <style:table-cell-properties fo:border="none" style:writing-mode="lr-tb" fo:padding-top="0in" fo:padding-left="0.0104in" fo:padding-bottom="0in" fo:padding-right="0.0104in"/>
    </style:style>
    <style:style style:name="T34" style:parent-style-name="DefaultParagraphFont" style:family="text">
      <style:text-properties fo:language="da" fo:country="DK" style:language-asian="da" style:country-asian="DK"/>
    </style:style>
    <style:style style:name="P35" style:parent-style-name="Normal" style:family="paragraph">
      <style:paragraph-properties fo:text-align="center"/>
      <style:text-properties fo:font-size="14pt" style:font-size-asian="14pt"/>
    </style:style>
    <style:style style:name="P36" style:parent-style-name="Normal" style:family="paragraph">
      <style:paragraph-properties fo:text-align="center"/>
      <style:text-properties fo:font-size="14pt" style:font-size-asian="14pt"/>
    </style:style>
    <style:style style:name="P37" style:parent-style-name="Heading1" style:family="paragraph">
      <style:paragraph-properties fo:text-align="center"/>
    </style:style>
    <style:style style:name="TableCell38" style:family="table-cell">
      <style:table-cell-properties fo:border="none" style:writing-mode="lr-tb" fo:padding-top="0in" fo:padding-left="0.0104in" fo:padding-bottom="0in" fo:padding-right="0.0104in"/>
    </style:style>
    <style:style style:name="TableCell39" style:family="table-cell">
      <style:table-cell-properties fo:border="none" style:writing-mode="lr-tb" fo:padding-top="0in" fo:padding-left="0.0104in" fo:padding-bottom="0in" fo:padding-right="0.0104in"/>
    </style:style>
    <style:style style:name="T40" style:parent-style-name="DefaultParagraphFont" style:family="text">
      <style:text-properties fo:language="da" fo:country="DK" style:language-asian="da" style:country-asian="DK"/>
    </style:style>
    <style:style style:name="P41" style:parent-style-name="Normal" style:family="paragraph">
      <style:paragraph-properties fo:text-align="center"/>
      <style:text-properties fo:font-size="14pt" style:font-size-asian="14pt"/>
    </style:style>
    <style:style style:name="P42" style:parent-style-name="Normal" style:family="paragraph">
      <style:paragraph-properties fo:text-align="center"/>
      <style:text-properties fo:font-size="14pt" style:font-size-asian="14pt"/>
    </style:style>
    <style:style style:name="P43" style:parent-style-name="Heading1" style:family="paragraph">
      <style:paragraph-properties fo:text-align="center"/>
    </style:style>
    <style:style style:name="TableRow44" style:family="table-row">
      <style:table-row-properties style:row-height="2in" style:use-optimal-row-height="false" fo:keep-together="always"/>
    </style:style>
    <style:style style:name="TableCell45" style:family="table-cell">
      <style:table-cell-properties fo:border="none" style:writing-mode="lr-tb" fo:padding-top="0in" fo:padding-left="0.0104in" fo:padding-bottom="0in" fo:padding-right="0.0104in"/>
    </style:style>
    <style:style style:name="T46" style:parent-style-name="DefaultParagraphFont" style:family="text">
      <style:text-properties fo:language="da" fo:country="DK" style:language-asian="da" style:country-asian="DK"/>
    </style:style>
    <style:style style:name="P47" style:parent-style-name="Normal" style:family="paragraph">
      <style:paragraph-properties fo:text-align="center"/>
      <style:text-properties fo:font-size="14pt" style:font-size-asian="14pt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fo:font-size="14pt" style:font-size-asian="14pt"/>
    </style:style>
    <style:style style:name="T50" style:parent-style-name="DefaultParagraphFont" style:family="text">
      <style:text-properties fo:font-size="14pt" style:font-size-asian="14pt"/>
    </style:style>
    <style:style style:name="T51" style:parent-style-name="DefaultParagraphFont" style:family="text">
      <style:text-properties fo:font-size="14pt" style:font-size-asian="14pt"/>
    </style:style>
    <style:style style:name="T52" style:parent-style-name="DefaultParagraphFont" style:family="text">
      <style:text-properties fo:font-size="14pt" style:font-size-asian="14pt"/>
    </style:style>
    <style:style style:name="T53" style:parent-style-name="DefaultParagraphFont" style:family="text">
      <style:text-properties fo:font-size="12pt" style:font-size-asian="12pt"/>
    </style:style>
    <style:style style:name="P54" style:parent-style-name="Heading1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104in" fo:padding-bottom="0in" fo:padding-right="0.0104in"/>
    </style:style>
    <style:style style:name="TableCell56" style:family="table-cell">
      <style:table-cell-properties fo:border="none" style:writing-mode="lr-tb" fo:padding-top="0in" fo:padding-left="0.0104in" fo:padding-bottom="0in" fo:padding-right="0.0104in"/>
    </style:style>
    <style:style style:name="T57" style:parent-style-name="DefaultParagraphFont" style:family="text">
      <style:text-properties fo:language="da" fo:country="DK" style:language-asian="da" style:country-asian="DK"/>
    </style:style>
    <style:style style:name="P58" style:parent-style-name="Normal" style:family="paragraph">
      <style:paragraph-properties fo:text-align="center"/>
      <style:text-properties fo:font-size="14pt" style:font-size-asian="14pt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fo:font-size="14pt" style:font-size-asian="14pt"/>
    </style:style>
    <style:style style:name="T61" style:parent-style-name="DefaultParagraphFont" style:family="text">
      <style:text-properties fo:font-style="italic" style:font-style-asian="italic" fo:font-size="10pt" style:font-size-asian="10pt"/>
    </style:style>
    <style:style style:name="T62" style:parent-style-name="DefaultParagraphFont" style:family="text">
      <style:text-properties fo:font-size="10pt" style:font-size-asian="10pt"/>
    </style:style>
    <style:style style:name="T63" style:parent-style-name="DefaultParagraphFont" style:family="text">
      <style:text-properties fo:font-size="14pt" style:font-size-asian="14pt"/>
    </style:style>
    <style:style style:name="T64" style:parent-style-name="DefaultParagraphFont" style:family="text">
      <style:text-properties fo:font-style="italic" style:font-style-asian="italic" fo:font-size="10pt" style:font-size-asian="10pt"/>
    </style:style>
    <style:style style:name="T65" style:parent-style-name="DefaultParagraphFont" style:family="text">
      <style:text-properties fo:font-size="10pt" style:font-size-asian="10pt"/>
    </style:style>
    <style:style style:name="T66" style:parent-style-name="DefaultParagraphFont" style:family="text">
      <style:text-properties fo:font-size="14pt" style:font-size-asian="14pt"/>
    </style:style>
    <style:style style:name="T67" style:parent-style-name="DefaultParagraphFont" style:family="text">
      <style:text-properties fo:font-style="italic" style:font-style-asian="italic" fo:font-size="10pt" style:font-size-asian="10pt"/>
    </style:style>
    <style:style style:name="P68" style:parent-style-name="Heading1" style:family="paragraph">
      <style:paragraph-properties fo:text-align="center"/>
    </style:style>
    <style:style style:name="TableRow69" style:family="table-row">
      <style:table-row-properties style:row-height="2in" style:use-optimal-row-height="false" fo:keep-together="always"/>
    </style:style>
    <style:style style:name="TableCell70" style:family="table-cell">
      <style:table-cell-properties fo:border="none" style:writing-mode="lr-tb" fo:padding-top="0in" fo:padding-left="0.0104in" fo:padding-bottom="0in" fo:padding-right="0.0104in"/>
    </style:style>
    <style:style style:name="T71" style:parent-style-name="DefaultParagraphFont" style:family="text">
      <style:text-properties fo:language="da" fo:country="DK" style:language-asian="da" style:country-asian="DK"/>
    </style:style>
    <style:style style:name="P72" style:parent-style-name="Normal" style:family="paragraph">
      <style:paragraph-properties fo:text-align="center"/>
      <style:text-properties fo:font-size="14pt" style:font-size-asian="14pt"/>
    </style:style>
    <style:style style:name="P73" style:parent-style-name="Normal" style:family="paragraph">
      <style:paragraph-properties fo:text-align="center"/>
    </style:style>
    <style:style style:name="T74" style:parent-style-name="DefaultParagraphFont" style:family="text">
      <style:text-properties fo:font-size="14pt" style:font-size-asian="14pt"/>
    </style:style>
    <style:style style:name="T75" style:parent-style-name="DefaultParagraphFont" style:family="text">
      <style:text-properties fo:font-style="italic" style:font-style-asian="italic" fo:font-size="10pt" style:font-size-asian="10pt"/>
    </style:style>
    <style:style style:name="P76" style:parent-style-name="Heading1" style:family="paragraph">
      <style:paragraph-properties fo:text-align="center"/>
    </style:style>
    <style:style style:name="TableCell77" style:family="table-cell">
      <style:table-cell-properties fo:border="none" style:writing-mode="lr-tb" fo:padding-top="0in" fo:padding-left="0.0104in" fo:padding-bottom="0in" fo:padding-right="0.0104in"/>
    </style:style>
    <style:style style:name="TableCell78" style:family="table-cell">
      <style:table-cell-properties fo:border="none" style:writing-mode="lr-tb" fo:padding-top="0in" fo:padding-left="0.0104in" fo:padding-bottom="0in" fo:padding-right="0.0104in"/>
    </style:style>
    <style:style style:name="T79" style:parent-style-name="DefaultParagraphFont" style:family="text">
      <style:text-properties fo:language="da" fo:country="DK" style:language-asian="da" style:country-asian="DK"/>
    </style:style>
    <style:style style:name="P80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8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82" style:parent-style-name="Heading1" style:family="paragraph">
      <style:paragraph-properties fo:text-align="center"/>
    </style:style>
    <style:style style:name="T83" style:parent-style-name="DefaultParagraphFont" style:family="text">
      <style:text-properties fo:font-style="italic" style:font-style-asian="italic" fo:font-size="10pt" style:font-size-asian="10pt"/>
    </style:style>
    <style:style style:name="T84" style:parent-style-name="DefaultParagraphFont" style:family="text">
      <style:text-properties fo:font-style="italic" style:font-style-asian="italic" fo:font-size="10pt" style:font-size-asian="10pt"/>
    </style:style>
    <style:style style:name="T85" style:parent-style-name="DefaultParagraphFont" style:family="text">
      <style:text-properties fo:font-style="italic" style:font-style-asian="italic" fo:font-size="10pt" style:font-size-asian="10pt"/>
    </style:style>
    <style:style style:name="T86" style:parent-style-name="DefaultParagraphFont" style:family="text">
      <style:text-properties fo:font-size="14pt" style:font-size-asian="14pt"/>
    </style:style>
    <style:style style:name="T87" style:parent-style-name="DefaultParagraphFont" style:family="text">
      <style:text-properties fo:language="da" fo:country="DK" style:language-asian="da" style:country-asian="DK"/>
    </style:style>
    <style:style style:name="P88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89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90" style:parent-style-name="Normal" style:family="paragraph">
      <style:paragraph-properties fo:text-align="center"/>
    </style:style>
    <style:style style:name="T91" style:parent-style-name="DefaultParagraphFont" style:family="text">
      <style:text-properties fo:font-size="14pt" style:font-size-asian="14pt"/>
    </style:style>
    <style:style style:name="T92" style:parent-style-name="DefaultParagraphFont" style:family="text">
      <style:text-properties fo:font-size="14pt" style:font-size-asian="14pt"/>
    </style:style>
    <style:style style:name="T93" style:parent-style-name="DefaultParagraphFont" style:family="text">
      <style:text-properties fo:font-style="italic" style:font-style-asian="italic" fo:font-size="10pt" style:font-size-asian="10pt"/>
    </style:style>
    <style:style style:name="P94" style:parent-style-name="Normal" style:family="paragraph">
      <style:paragraph-properties fo:text-align="center"/>
      <style:text-properties fo:font-size="14pt" style:font-size-asian="14pt"/>
    </style:style>
    <style:style style:name="P95" style:parent-style-name="Heading1" style:family="paragraph">
      <style:paragraph-properties fo:text-align="center"/>
    </style:style>
    <style:style style:name="T96" style:parent-style-name="DefaultParagraphFont" style:family="text">
      <style:text-properties fo:language="da" fo:country="DK" style:language-asian="da" style:country-asian="DK"/>
    </style:style>
    <style:style style:name="P97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98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99" style:parent-style-name="Normal" style:family="paragraph">
      <style:paragraph-properties fo:text-align="center"/>
    </style:style>
    <style:style style:name="T100" style:parent-style-name="DefaultParagraphFont" style:family="text">
      <style:text-properties fo:font-size="14pt" style:font-size-asian="14pt"/>
    </style:style>
    <style:style style:name="T101" style:parent-style-name="DefaultParagraphFont" style:family="text">
      <style:text-properties fo:font-style="italic" style:font-style-asian="italic" fo:font-size="10pt" style:font-size-asian="10pt"/>
    </style:style>
    <style:style style:name="P102" style:parent-style-name="Normal" style:family="paragraph">
      <style:paragraph-properties fo:text-align="center"/>
      <style:text-properties fo:font-size="14pt" style:font-size-asian="14pt"/>
    </style:style>
    <style:style style:name="P103" style:parent-style-name="Heading1" style:family="paragraph">
      <style:paragraph-properties fo:text-align="center"/>
    </style:style>
    <style:style style:name="TableColumn105" style:family="table-column">
      <style:table-column-properties style:column-width="4in" style:use-optimal-column-width="false"/>
    </style:style>
    <style:style style:name="TableColumn106" style:family="table-column">
      <style:table-column-properties style:column-width="0.1875in" style:use-optimal-column-width="false"/>
    </style:style>
    <style:style style:name="TableColumn107" style:family="table-column">
      <style:table-column-properties style:column-width="4in" style:use-optimal-column-width="false"/>
    </style:style>
    <style:style style:name="Table104" style:family="table">
      <style:table-properties style:width="8.1875in" fo:margin-left="0in" table:align="left" fo:break-before="page"/>
    </style:style>
    <style:style style:name="TableRow108" style:family="table-row">
      <style:table-row-properties style:row-height="2in" style:use-optimal-row-height="false" fo:keep-together="always"/>
    </style:style>
    <style:style style:name="TableCell109" style:family="table-cell">
      <style:table-cell-properties fo:border="none" style:writing-mode="lr-tb" fo:padding-top="0in" fo:padding-left="0.0104in" fo:padding-bottom="0in" fo:padding-right="0.0104in"/>
    </style:style>
    <style:style style:name="T110" style:parent-style-name="DefaultParagraphFont" style:family="text">
      <style:text-properties fo:language="da" fo:country="DK" style:language-asian="da" style:country-asian="DK"/>
    </style:style>
    <style:style style:name="P11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12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13" style:parent-style-name="Normal" style:family="paragraph">
      <style:paragraph-properties fo:text-align="center"/>
    </style:style>
    <style:style style:name="T114" style:parent-style-name="DefaultParagraphFont" style:family="text">
      <style:text-properties fo:font-size="14pt" style:font-size-asian="14pt"/>
    </style:style>
    <style:style style:name="T115" style:parent-style-name="DefaultParagraphFont" style:family="text">
      <style:text-properties fo:font-size="14pt" style:font-size-asian="14pt"/>
    </style:style>
    <style:style style:name="T116" style:parent-style-name="DefaultParagraphFont" style:family="text">
      <style:text-properties fo:font-style="italic" style:font-style-asian="italic" fo:font-size="10pt" style:font-size-asian="10pt"/>
    </style:style>
    <style:style style:name="P117" style:parent-style-name="Normal" style:family="paragraph">
      <style:paragraph-properties fo:text-align="center"/>
      <style:text-properties fo:font-size="14pt" style:font-size-asian="14pt"/>
    </style:style>
    <style:style style:name="P118" style:parent-style-name="Heading1" style:family="paragraph">
      <style:paragraph-properties fo:text-align="center"/>
    </style:style>
    <style:style style:name="TableCell119" style:family="table-cell">
      <style:table-cell-properties fo:border="none" style:writing-mode="lr-tb" fo:padding-top="0in" fo:padding-left="0.0104in" fo:padding-bottom="0in" fo:padding-right="0.0104in"/>
    </style:style>
    <style:style style:name="TableCell120" style:family="table-cell">
      <style:table-cell-properties fo:border="none" style:writing-mode="lr-tb" fo:padding-top="0in" fo:padding-left="0.0104in" fo:padding-bottom="0in" fo:padding-right="0.0104in"/>
    </style:style>
    <style:style style:name="T121" style:parent-style-name="DefaultParagraphFont" style:family="text">
      <style:text-properties fo:language="da" fo:country="DK" style:language-asian="da" style:country-asian="DK"/>
    </style:style>
    <style:style style:name="P122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23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24" style:parent-style-name="Normal" style:family="paragraph">
      <style:paragraph-properties fo:text-align="center"/>
    </style:style>
    <style:style style:name="T125" style:parent-style-name="DefaultParagraphFont" style:family="text">
      <style:text-properties fo:font-size="14pt" style:font-size-asian="14pt"/>
    </style:style>
    <style:style style:name="T126" style:parent-style-name="DefaultParagraphFont" style:family="text">
      <style:text-properties fo:font-size="14pt" style:font-size-asian="14pt"/>
    </style:style>
    <style:style style:name="T127" style:parent-style-name="DefaultParagraphFont" style:family="text">
      <style:text-properties fo:font-style="italic" style:font-style-asian="italic" fo:font-size="10pt" style:font-size-asian="10pt"/>
    </style:style>
    <style:style style:name="P128" style:parent-style-name="Normal" style:family="paragraph">
      <style:paragraph-properties fo:text-align="center"/>
      <style:text-properties fo:font-size="14pt" style:font-size-asian="14pt"/>
    </style:style>
    <style:style style:name="P129" style:parent-style-name="Heading1" style:family="paragraph">
      <style:paragraph-properties fo:text-align="center"/>
    </style:style>
    <style:style style:name="T130" style:parent-style-name="DefaultParagraphFont" style:family="text">
      <style:text-properties fo:language="da" fo:country="DK" style:language-asian="da" style:country-asian="DK"/>
    </style:style>
    <style:style style:name="P13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32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33" style:parent-style-name="Heading1" style:family="paragraph">
      <style:paragraph-properties fo:text-align="center"/>
    </style:style>
    <style:style style:name="T134" style:parent-style-name="DefaultParagraphFont" style:family="text">
      <style:text-properties fo:language="da" fo:country="DK" style:language-asian="da" style:country-asian="DK"/>
    </style:style>
    <style:style style:name="P135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36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37" style:parent-style-name="Heading1" style:family="paragraph">
      <style:paragraph-properties fo:text-align="center"/>
    </style:style>
    <style:style style:name="T138" style:parent-style-name="DefaultParagraphFont" style:family="text">
      <style:text-properties fo:language="da" fo:country="DK" style:language-asian="da" style:country-asian="DK"/>
    </style:style>
    <style:style style:name="P139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40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41" style:parent-style-name="Normal" style:family="paragraph">
      <style:paragraph-properties fo:text-align="center"/>
    </style:style>
    <style:style style:name="T142" style:parent-style-name="DefaultParagraphFont" style:family="text">
      <style:text-properties fo:font-size="14pt" style:font-size-asian="14pt"/>
    </style:style>
    <style:style style:name="T143" style:parent-style-name="DefaultParagraphFont" style:family="text">
      <style:text-properties fo:font-size="14pt" style:font-size-asian="14pt"/>
    </style:style>
    <style:style style:name="T144" style:parent-style-name="DefaultParagraphFont" style:family="text">
      <style:text-properties fo:font-style="italic" style:font-style-asian="italic" fo:font-size="10pt" style:font-size-asian="10pt"/>
    </style:style>
    <style:style style:name="P145" style:parent-style-name="Normal" style:family="paragraph">
      <style:paragraph-properties fo:text-align="center"/>
      <style:text-properties fo:font-size="14pt" style:font-size-asian="14pt"/>
    </style:style>
    <style:style style:name="P146" style:parent-style-name="Heading1" style:family="paragraph">
      <style:paragraph-properties fo:text-align="center"/>
    </style:style>
    <style:style style:name="T147" style:parent-style-name="DefaultParagraphFont" style:family="text">
      <style:text-properties fo:language="da" fo:country="DK" style:language-asian="da" style:country-asian="DK"/>
    </style:style>
    <style:style style:name="P148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49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50" style:parent-style-name="Normal" style:family="paragraph">
      <style:paragraph-properties fo:text-align="center"/>
    </style:style>
    <style:style style:name="T151" style:parent-style-name="DefaultParagraphFont" style:family="text">
      <style:text-properties fo:font-size="14pt" style:font-size-asian="14pt"/>
    </style:style>
    <style:style style:name="T152" style:parent-style-name="DefaultParagraphFont" style:family="text">
      <style:text-properties fo:font-size="14pt" style:font-size-asian="14pt"/>
    </style:style>
    <style:style style:name="T153" style:parent-style-name="DefaultParagraphFont" style:family="text">
      <style:text-properties fo:font-style="italic" style:font-style-asian="italic" fo:font-size="10pt" style:font-size-asian="10pt"/>
    </style:style>
    <style:style style:name="P154" style:parent-style-name="Normal" style:family="paragraph">
      <style:paragraph-properties fo:text-align="center"/>
      <style:text-properties fo:font-size="14pt" style:font-size-asian="14pt"/>
    </style:style>
    <style:style style:name="P155" style:parent-style-name="Heading1" style:family="paragraph">
      <style:paragraph-properties fo:text-align="center"/>
    </style:style>
    <style:style style:name="T156" style:parent-style-name="DefaultParagraphFont" style:family="text">
      <style:text-properties fo:language="da" fo:country="DK" style:language-asian="da" style:country-asian="DK"/>
    </style:style>
    <style:style style:name="P157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58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59" style:parent-style-name="Normal" style:family="paragraph">
      <style:paragraph-properties fo:text-align="center"/>
    </style:style>
    <style:style style:name="T160" style:parent-style-name="DefaultParagraphFont" style:family="text">
      <style:text-properties fo:font-size="14pt" style:font-size-asian="14pt"/>
    </style:style>
    <style:style style:name="T161" style:parent-style-name="DefaultParagraphFont" style:family="text">
      <style:text-properties fo:font-size="14pt" style:font-size-asian="14pt"/>
    </style:style>
    <style:style style:name="T162" style:parent-style-name="DefaultParagraphFont" style:family="text">
      <style:text-properties fo:font-style="italic" style:font-style-asian="italic" fo:font-size="10pt" style:font-size-asian="10pt"/>
    </style:style>
    <style:style style:name="T163" style:parent-style-name="DefaultParagraphFont" style:family="text">
      <style:text-properties fo:language="da" fo:country="DK" style:language-asian="da" style:country-asian="DK"/>
    </style:style>
    <style:style style:name="P164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65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66" style:parent-style-name="Normal" style:family="paragraph">
      <style:paragraph-properties fo:text-align="center"/>
    </style:style>
    <style:style style:name="T167" style:parent-style-name="DefaultParagraphFont" style:family="text">
      <style:text-properties fo:font-size="14pt" style:font-size-asian="14pt"/>
    </style:style>
    <style:style style:name="T168" style:parent-style-name="DefaultParagraphFont" style:family="text">
      <style:text-properties fo:font-size="14pt" style:font-size-asian="14pt"/>
    </style:style>
    <style:style style:name="T169" style:parent-style-name="DefaultParagraphFont" style:family="text">
      <style:text-properties fo:font-style="italic" style:font-style-asian="italic" fo:font-size="10pt" style:font-size-asian="10pt"/>
    </style:style>
    <style:style style:name="P170" style:parent-style-name="Heading1" style:family="paragraph">
      <style:paragraph-properties fo:text-align="center"/>
    </style:style>
    <style:style style:name="T171" style:parent-style-name="DefaultParagraphFont" style:family="text">
      <style:text-properties fo:language="da" fo:country="DK" style:language-asian="da" style:country-asian="DK"/>
    </style:style>
    <style:style style:name="P172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73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74" style:parent-style-name="Normal" style:family="paragraph">
      <style:paragraph-properties fo:text-align="center"/>
    </style:style>
    <style:style style:name="T175" style:parent-style-name="DefaultParagraphFont" style:family="text">
      <style:text-properties fo:font-size="14pt" style:font-size-asian="14pt"/>
    </style:style>
    <style:style style:name="T176" style:parent-style-name="DefaultParagraphFont" style:family="text">
      <style:text-properties fo:font-size="14pt" style:font-size-asian="14pt"/>
    </style:style>
    <style:style style:name="T177" style:parent-style-name="DefaultParagraphFont" style:family="text">
      <style:text-properties fo:font-style="italic" style:font-style-asian="italic" fo:font-size="10pt" style:font-size-asian="10pt"/>
    </style:style>
    <style:style style:name="P178" style:parent-style-name="Heading1" style:family="paragraph">
      <style:paragraph-properties fo:text-align="center"/>
    </style:style>
    <style:style style:name="T179" style:parent-style-name="DefaultParagraphFont" style:family="text">
      <style:text-properties fo:language="da" fo:country="DK" style:language-asian="da" style:country-asian="DK"/>
    </style:style>
    <style:style style:name="P180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181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182" style:parent-style-name="Normal" style:family="paragraph">
      <style:paragraph-properties fo:text-align="center"/>
    </style:style>
    <style:style style:name="T183" style:parent-style-name="DefaultParagraphFont" style:family="text">
      <style:text-properties fo:font-size="14pt" style:font-size-asian="14pt"/>
    </style:style>
    <style:style style:name="T184" style:parent-style-name="DefaultParagraphFont" style:family="text">
      <style:text-properties fo:font-size="14pt" style:font-size-asian="14pt"/>
    </style:style>
    <style:style style:name="T185" style:parent-style-name="DefaultParagraphFont" style:family="text">
      <style:text-properties fo:font-style="italic" style:font-style-asian="italic" fo:font-size="10pt" style:font-size-asian="10pt"/>
    </style:style>
    <style:style style:name="P186" style:parent-style-name="Normal" style:family="paragraph">
      <style:paragraph-properties fo:text-align="center"/>
      <style:text-properties fo:font-size="14pt" style:font-size-asian="14pt"/>
    </style:style>
    <style:style style:name="P187" style:parent-style-name="Heading1" style:family="paragraph">
      <style:paragraph-properties fo:text-align="center"/>
    </style:style>
    <style:style style:name="T188" style:parent-style-name="DefaultParagraphFont" style:family="text">
      <style:text-properties fo:language="da" fo:country="DK" style:language-asian="da" style:country-asian="DK"/>
    </style:style>
    <style:style style:name="P189" style:parent-style-name="Normal" style:family="paragraph">
      <style:paragraph-properties fo:text-align="center"/>
      <style:text-properties fo:font-size="14pt" style:font-size-asian="14pt"/>
    </style:style>
    <style:style style:name="P190" style:parent-style-name="Normal" style:family="paragraph">
      <style:paragraph-properties fo:text-align="center"/>
    </style:style>
    <style:style style:name="T191" style:parent-style-name="DefaultParagraphFont" style:family="text">
      <style:text-properties fo:font-size="14pt" style:font-size-asian="14pt"/>
    </style:style>
    <style:style style:name="T192" style:parent-style-name="DefaultParagraphFont" style:family="text">
      <style:text-properties fo:font-size="14pt" style:font-size-asian="14pt"/>
    </style:style>
    <style:style style:name="T193" style:parent-style-name="DefaultParagraphFont" style:family="text">
      <style:text-properties fo:font-size="14pt" style:font-size-asian="14pt"/>
    </style:style>
    <style:style style:name="T194" style:parent-style-name="DefaultParagraphFont" style:family="text">
      <style:text-properties fo:font-size="14pt" style:font-size-asian="14pt"/>
    </style:style>
    <style:style style:name="T195" style:parent-style-name="DefaultParagraphFont" style:family="text">
      <style:text-properties fo:font-size="12pt" style:font-size-asian="12pt"/>
    </style:style>
    <style:style style:name="P196" style:parent-style-name="Heading1" style:family="paragraph">
      <style:paragraph-properties fo:text-align="center"/>
    </style:style>
    <style:style style:name="T197" style:parent-style-name="DefaultParagraphFont" style:family="text">
      <style:text-properties fo:language="da" fo:country="DK" style:language-asian="da" style:country-asian="DK"/>
    </style:style>
    <style:style style:name="P198" style:parent-style-name="Normal" style:family="paragraph">
      <style:text-properties fo:font-size="14pt" style:font-size-asian="14pt"/>
    </style:style>
    <style:style style:name="P199" style:parent-style-name="Normal" style:family="paragraph">
      <style:paragraph-properties fo:text-align="center"/>
      <style:text-properties fo:font-size="14pt" style:font-size-asian="14pt"/>
    </style:style>
    <style:style style:name="P200" style:parent-style-name="Heading1" style:family="paragraph">
      <style:paragraph-properties fo:text-align="center"/>
    </style:style>
    <style:style style:name="P201" style:parent-style-name="Normal" style:family="paragraph">
      <style:paragraph-properties fo:text-align="end"/>
    </style:style>
    <style:style style:name="P202" style:parent-style-name="Normal" style:family="paragraph">
      <style:paragraph-properties fo:break-before="page" fo:line-height="100%"/>
    </style:style>
    <style:style style:name="P203" style:parent-style-name="Normal" style:family="paragraph">
      <style:paragraph-properties fo:text-align="end"/>
    </style:style>
    <style:style style:name="T204" style:parent-style-name="DefaultParagraphFont" style:family="text">
      <style:text-properties fo:language="da" fo:country="DK" style:language-asian="da" style:country-asian="DK"/>
    </style:style>
    <style:style style:name="P205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06" style:parent-style-name="Heading1" style:family="paragraph">
      <style:paragraph-properties fo:text-align="center"/>
      <style:text-properties fo:font-style="italic" style:font-style-asian="italic" fo:font-size="16pt" style:font-size-asian="16pt"/>
    </style:style>
    <style:style style:name="P207" style:parent-style-name="Normal" style:family="paragraph">
      <style:paragraph-properties fo:text-align="center"/>
      <style:text-properties fo:font-size="14pt" style:font-size-asian="14pt"/>
    </style:style>
    <style:style style:name="P208" style:parent-style-name="Heading1" style:family="paragraph">
      <style:paragraph-properties fo:text-align="center"/>
    </style:style>
    <style:style style:name="T209" style:parent-style-name="DefaultParagraphFont" style:family="text">
      <style:text-properties fo:language="da" fo:country="DK" style:language-asian="da" style:country-asian="DK"/>
    </style:style>
    <style:style style:name="P210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1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12" style:parent-style-name="Normal" style:family="paragraph">
      <style:paragraph-properties fo:text-align="center" fo:margin-left="0.25in">
        <style:tab-stops/>
      </style:paragraph-properties>
    </style:style>
    <style:style style:name="T213" style:parent-style-name="DefaultParagraphFont" style:family="text">
      <style:text-properties fo:font-size="14pt" style:font-size-asian="14pt"/>
    </style:style>
    <style:style style:name="T214" style:parent-style-name="DefaultParagraphFont" style:family="text">
      <style:text-properties fo:font-size="14pt" style:font-size-asian="14pt"/>
    </style:style>
    <style:style style:name="T215" style:parent-style-name="DefaultParagraphFont" style:family="text">
      <style:text-properties fo:font-size="12pt" style:font-size-asian="12pt"/>
    </style:style>
    <style:style style:name="P216" style:parent-style-name="Heading1" style:family="paragraph">
      <style:paragraph-properties fo:text-align="center"/>
    </style:style>
    <style:style style:name="T217" style:parent-style-name="DefaultParagraphFont" style:family="text">
      <style:text-properties fo:language="da" fo:country="DK" style:language-asian="da" style:country-asian="DK"/>
    </style:style>
    <style:style style:name="P218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219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220" style:parent-style-name="Normal" style:family="paragraph">
      <style:paragraph-properties fo:text-align="center"/>
      <style:text-properties fo:font-size="14pt" style:font-size-asian="14pt"/>
    </style:style>
    <style:style style:name="P221" style:parent-style-name="Heading1" style:family="paragraph">
      <style:paragraph-properties fo:text-align="center"/>
    </style:style>
    <style:style style:name="T222" style:parent-style-name="DefaultParagraphFont" style:family="text">
      <style:text-properties fo:language="da" fo:country="DK" style:language-asian="da" style:country-asian="DK"/>
    </style:style>
    <style:style style:name="P223" style:parent-style-name="Heading1" style:family="paragraph">
      <style:paragraph-properties fo:text-align="center"/>
      <style:text-properties fo:font-style="italic" style:font-style-asian="italic" fo:font-size="16pt" style:font-size-asian="16pt"/>
    </style:style>
    <style:style style:name="P224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225" style:parent-style-name="Normal" style:family="paragraph">
      <style:paragraph-properties fo:text-align="center"/>
    </style:style>
    <style:style style:name="T226" style:parent-style-name="DefaultParagraphFont" style:family="text">
      <style:text-properties fo:font-size="14pt" style:font-size-asian="14pt"/>
    </style:style>
    <style:style style:name="T227" style:parent-style-name="DefaultParagraphFont" style:family="text">
      <style:text-properties fo:font-size="14pt" style:font-size-asian="14pt"/>
    </style:style>
    <style:style style:name="T228" style:parent-style-name="DefaultParagraphFont" style:family="text">
      <style:text-properties fo:font-size="12pt" style:font-size-asian="12pt"/>
    </style:style>
    <style:style style:name="T229" style:parent-style-name="DefaultParagraphFont" style:family="text">
      <style:text-properties fo:language="da" fo:country="DK" style:language-asian="da" style:country-asian="DK"/>
    </style:style>
    <style:style style:name="P230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3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32" style:parent-style-name="Normal" style:family="paragraph">
      <style:paragraph-properties fo:text-align="center"/>
    </style:style>
    <style:style style:name="T233" style:parent-style-name="DefaultParagraphFont" style:family="text">
      <style:text-properties fo:font-size="14pt" style:font-size-asian="14pt"/>
    </style:style>
    <style:style style:name="T234" style:parent-style-name="DefaultParagraphFont" style:family="text">
      <style:text-properties fo:font-size="14pt" style:font-size-asian="14pt"/>
    </style:style>
    <style:style style:name="T235" style:parent-style-name="DefaultParagraphFont" style:family="text">
      <style:text-properties fo:font-size="14pt" style:font-size-asian="14pt"/>
    </style:style>
    <style:style style:name="T236" style:parent-style-name="DefaultParagraphFont" style:family="text">
      <style:text-properties fo:font-size="11pt" style:font-size-asian="11pt"/>
    </style:style>
    <style:style style:name="T237" style:parent-style-name="DefaultParagraphFont" style:family="text">
      <style:text-properties fo:font-size="12pt" style:font-size-asian="12pt"/>
    </style:style>
    <style:style style:name="P238" style:parent-style-name="Heading1" style:family="paragraph">
      <style:paragraph-properties fo:text-align="center"/>
    </style:style>
    <style:style style:name="T239" style:parent-style-name="DefaultParagraphFont" style:family="text">
      <style:text-properties fo:language="da" fo:country="DK" style:language-asian="da" style:country-asian="DK"/>
    </style:style>
    <style:style style:name="P240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4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42" style:parent-style-name="Normal" style:family="paragraph">
      <style:paragraph-properties fo:text-align="center"/>
    </style:style>
    <style:style style:name="T243" style:parent-style-name="DefaultParagraphFont" style:family="text">
      <style:text-properties fo:font-size="14pt" style:font-size-asian="14pt"/>
    </style:style>
    <style:style style:name="T244" style:parent-style-name="DefaultParagraphFont" style:family="text">
      <style:text-properties fo:font-size="14pt" style:font-size-asian="14pt"/>
    </style:style>
    <style:style style:name="T245" style:parent-style-name="DefaultParagraphFont" style:family="text">
      <style:text-properties fo:font-size="14pt" style:font-size-asian="14pt"/>
    </style:style>
    <style:style style:name="T246" style:parent-style-name="DefaultParagraphFont" style:family="text">
      <style:text-properties fo:font-size="11pt" style:font-size-asian="11pt"/>
    </style:style>
    <style:style style:name="T247" style:parent-style-name="DefaultParagraphFont" style:family="text">
      <style:text-properties fo:font-size="12pt" style:font-size-asian="12pt"/>
    </style:style>
    <style:style style:name="T248" style:parent-style-name="DefaultParagraphFont" style:family="text">
      <style:text-properties fo:font-size="12pt" style:font-size-asian="12pt"/>
    </style:style>
    <style:style style:name="P249" style:parent-style-name="Heading1" style:family="paragraph">
      <style:paragraph-properties fo:text-align="center"/>
    </style:style>
    <style:style style:name="T250" style:parent-style-name="DefaultParagraphFont" style:family="text">
      <style:text-properties fo:language="da" fo:country="DK" style:language-asian="da" style:country-asian="DK"/>
    </style:style>
    <style:style style:name="P25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52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53" style:parent-style-name="Normal" style:family="paragraph">
      <style:paragraph-properties fo:text-align="center" fo:margin-left="0.25in">
        <style:tab-stops/>
      </style:paragraph-properties>
    </style:style>
    <style:style style:name="T254" style:parent-style-name="DefaultParagraphFont" style:family="text">
      <style:text-properties fo:font-size="14pt" style:font-size-asian="14pt"/>
    </style:style>
    <style:style style:name="T255" style:parent-style-name="DefaultParagraphFont" style:family="text">
      <style:text-properties fo:font-size="14pt" style:font-size-asian="14pt"/>
    </style:style>
    <style:style style:name="T256" style:parent-style-name="DefaultParagraphFont" style:family="text">
      <style:text-properties fo:font-size="14pt" style:font-size-asian="14pt"/>
    </style:style>
    <style:style style:name="T257" style:parent-style-name="DefaultParagraphFont" style:family="text">
      <style:text-properties fo:font-size="12pt" style:font-size-asian="12pt"/>
    </style:style>
    <style:style style:name="P258" style:parent-style-name="Heading1" style:family="paragraph">
      <style:paragraph-properties fo:text-align="center"/>
    </style:style>
    <style:style style:name="T259" style:parent-style-name="DefaultParagraphFont" style:family="text">
      <style:text-properties fo:language="da" fo:country="DK" style:language-asian="da" style:country-asian="DK"/>
    </style:style>
    <style:style style:name="P260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6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62" style:parent-style-name="Normal" style:family="paragraph">
      <style:paragraph-properties fo:text-align="center" fo:margin-left="0.25in">
        <style:tab-stops/>
      </style:paragraph-properties>
    </style:style>
    <style:style style:name="T263" style:parent-style-name="DefaultParagraphFont" style:family="text">
      <style:text-properties fo:font-size="14pt" style:font-size-asian="14pt"/>
    </style:style>
    <style:style style:name="T264" style:parent-style-name="DefaultParagraphFont" style:family="text">
      <style:text-properties fo:font-size="14pt" style:font-size-asian="14pt"/>
    </style:style>
    <style:style style:name="T265" style:parent-style-name="DefaultParagraphFont" style:family="text">
      <style:text-properties fo:font-size="14pt" style:font-size-asian="14pt"/>
    </style:style>
    <style:style style:name="T266" style:parent-style-name="DefaultParagraphFont" style:family="text">
      <style:text-properties fo:font-size="14pt" style:font-size-asian="14pt"/>
    </style:style>
    <style:style style:name="T267" style:parent-style-name="DefaultParagraphFont" style:family="text">
      <style:text-properties fo:font-size="11pt" style:font-size-asian="11pt"/>
    </style:style>
    <style:style style:name="T268" style:parent-style-name="DefaultParagraphFont" style:family="text">
      <style:text-properties fo:font-size="11pt" style:font-size-asian="11pt"/>
    </style:style>
    <style:style style:name="P269" style:parent-style-name="Heading1" style:family="paragraph">
      <style:paragraph-properties fo:text-align="center"/>
      <style:text-properties fo:font-size="14pt" style:font-size-asian="14pt"/>
    </style:style>
    <style:style style:name="T270" style:parent-style-name="DefaultParagraphFont" style:family="text">
      <style:text-properties fo:language="da" fo:country="DK" style:language-asian="da" style:country-asian="DK"/>
    </style:style>
    <style:style style:name="P27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72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73" style:parent-style-name="Normal" style:family="paragraph">
      <style:paragraph-properties fo:text-align="center" fo:margin-left="0.25in">
        <style:tab-stops/>
      </style:paragraph-properties>
    </style:style>
    <style:style style:name="T274" style:parent-style-name="DefaultParagraphFont" style:family="text">
      <style:text-properties fo:font-size="14pt" style:font-size-asian="14pt"/>
    </style:style>
    <style:style style:name="T275" style:parent-style-name="DefaultParagraphFont" style:family="text">
      <style:text-properties fo:font-size="14pt" style:font-size-asian="14pt"/>
    </style:style>
    <style:style style:name="T276" style:parent-style-name="DefaultParagraphFont" style:family="text">
      <style:text-properties fo:font-size="14pt" style:font-size-asian="14pt"/>
    </style:style>
    <style:style style:name="T277" style:parent-style-name="DefaultParagraphFont" style:family="text">
      <style:text-properties fo:font-size="14pt" style:font-size-asian="14pt"/>
    </style:style>
    <style:style style:name="T278" style:parent-style-name="DefaultParagraphFont" style:family="text">
      <style:text-properties fo:font-size="11pt" style:font-size-asian="11pt"/>
    </style:style>
    <style:style style:name="P279" style:parent-style-name="Heading1" style:family="paragraph">
      <style:paragraph-properties fo:text-align="center"/>
    </style:style>
    <style:style style:name="T280" style:parent-style-name="DefaultParagraphFont" style:family="text">
      <style:text-properties fo:language="da" fo:country="DK" style:language-asian="da" style:country-asian="DK"/>
    </style:style>
    <style:style style:name="P281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82" style:parent-style-name="Heading1" style:family="paragraph">
      <style:paragraph-properties fo:text-align="center"/>
      <style:text-properties fo:font-style="italic" style:font-style-asian="italic" fo:font-size="10pt" style:font-size-asian="10pt"/>
    </style:style>
    <style:style style:name="P283" style:parent-style-name="Normal" style:family="paragraph">
      <style:paragraph-properties fo:text-align="center"/>
    </style:style>
    <style:style style:name="T284" style:parent-style-name="DefaultParagraphFont" style:family="text">
      <style:text-properties fo:font-size="14pt" style:font-size-asian="14pt"/>
    </style:style>
    <style:style style:name="T285" style:parent-style-name="DefaultParagraphFont" style:family="text">
      <style:text-properties fo:font-size="14pt" style:font-size-asian="14pt"/>
    </style:style>
    <style:style style:name="T286" style:parent-style-name="DefaultParagraphFont" style:family="text">
      <style:text-properties fo:font-size="14pt" style:font-size-asian="14pt"/>
    </style:style>
    <style:style style:name="T287" style:parent-style-name="DefaultParagraphFont" style:family="text">
      <style:text-properties fo:font-size="14pt" style:font-size-asian="14pt"/>
    </style:style>
    <style:style style:name="T288" style:parent-style-name="DefaultParagraphFont" style:family="text">
      <style:text-properties fo:font-size="12pt" style:font-size-asian="12pt"/>
    </style:style>
    <style:style style:name="P289" style:parent-style-name="Heading1" style:family="paragraph">
      <style:paragraph-properties fo:text-align="center"/>
    </style:style>
    <style:style style:name="P290" style:parent-style-name="Normal" style:family="paragraph">
      <style:paragraph-properties fo:text-align="end"/>
    </style:style>
    <style:style style:name="P291" style:parent-style-name="Normal" style:family="paragraph">
      <style:paragraph-properties fo:break-before="page" fo:line-height="100%"/>
    </style:style>
    <style:style style:name="P292" style:parent-style-name="Normal" style:family="paragraph">
      <style:paragraph-properties fo:text-align="end"/>
    </style:style>
    <style:style style:name="T293" style:parent-style-name="DefaultParagraphFont" style:family="text">
      <style:text-properties fo:language="da" fo:country="DK" style:language-asian="da" style:country-asian="DK"/>
    </style:style>
    <style:style style:name="P294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295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296" style:parent-style-name="Normal" style:family="paragraph">
      <style:paragraph-properties fo:text-align="center"/>
      <style:text-properties fo:font-size="14pt" style:font-size-asian="14pt"/>
    </style:style>
    <style:style style:name="P297" style:parent-style-name="Heading1" style:family="paragraph">
      <style:paragraph-properties fo:text-align="center"/>
    </style:style>
    <style:style style:name="T298" style:parent-style-name="DefaultParagraphFont" style:family="text">
      <style:text-properties fo:language="da" fo:country="DK" style:language-asian="da" style:country-asian="DK"/>
    </style:style>
    <style:style style:name="P299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300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301" style:parent-style-name="Normal" style:family="paragraph">
      <style:paragraph-properties fo:text-align="center"/>
    </style:style>
    <style:style style:name="T302" style:parent-style-name="DefaultParagraphFont" style:family="text">
      <style:text-properties fo:font-size="14pt" style:font-size-asian="14pt"/>
    </style:style>
    <style:style style:name="T303" style:parent-style-name="DefaultParagraphFont" style:family="text">
      <style:text-properties fo:font-size="14pt" style:font-size-asian="14pt"/>
    </style:style>
    <style:style style:name="T304" style:parent-style-name="DefaultParagraphFont" style:family="text">
      <style:text-properties fo:font-size="12pt" style:font-size-asian="12pt"/>
    </style:style>
    <style:style style:name="P305" style:parent-style-name="Heading1" style:family="paragraph">
      <style:paragraph-properties fo:text-align="center"/>
    </style:style>
    <style:style style:name="P306" style:parent-style-name="Normal" style:family="paragraph">
      <style:paragraph-properties>
        <style:tab-stops>
          <style:tab-stop style:type="left" style:position="5.302in"/>
        </style:tab-stops>
      </style:paragraph-properties>
    </style:style>
    <style:style style:name="T307" style:parent-style-name="DefaultParagraphFont" style:family="text">
      <style:text-properties fo:language="da" fo:country="DK" style:language-asian="da" style:country-asian="DK"/>
    </style:style>
    <style:style style:name="P308" style:parent-style-name="Normal" style:family="paragraph">
      <style:paragraph-properties fo:text-align="center"/>
      <style:text-properties fo:font-size="72pt" style:font-size-asian="72pt"/>
    </style:style>
    <style:style style:name="P309" style:parent-style-name="Heading1" style:family="paragraph">
      <style:paragraph-properties fo:text-align="center"/>
    </style:style>
    <style:style style:name="T310" style:parent-style-name="DefaultParagraphFont" style:family="text">
      <style:text-properties fo:language="da" fo:country="DK" style:language-asian="da" style:country-asian="DK"/>
    </style:style>
    <style:style style:name="P311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312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313" style:parent-style-name="Normal" style:family="paragraph">
      <style:paragraph-properties fo:text-align="center"/>
    </style:style>
    <style:style style:name="T314" style:parent-style-name="DefaultParagraphFont" style:family="text">
      <style:text-properties fo:font-size="14pt" style:font-size-asian="14pt"/>
    </style:style>
    <style:style style:name="T315" style:parent-style-name="DefaultParagraphFont" style:family="text">
      <style:text-properties fo:font-size="14pt" style:font-size-asian="14pt"/>
    </style:style>
    <style:style style:name="T316" style:parent-style-name="DefaultParagraphFont" style:family="text">
      <style:text-properties fo:font-size="12pt" style:font-size-asian="12pt"/>
    </style:style>
    <style:style style:name="P317" style:parent-style-name="Heading1" style:family="paragraph">
      <style:paragraph-properties fo:text-align="center"/>
    </style:style>
    <style:style style:name="T318" style:parent-style-name="DefaultParagraphFont" style:family="text">
      <style:text-properties fo:language="da" fo:country="DK" style:language-asian="da" style:country-asian="DK"/>
    </style:style>
    <style:style style:name="P319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320" style:parent-style-name="Normal" style:family="paragraph">
      <style:text-properties style:font-name="Microsoft Sans Serif" fo:font-style="italic" style:font-style-asian="italic" fo:font-size="10pt" style:font-size-asian="10pt"/>
    </style:style>
    <style:style style:name="P321" style:parent-style-name="Normal" style:family="paragraph">
      <style:paragraph-properties fo:text-align="center"/>
    </style:style>
    <style:style style:name="T322" style:parent-style-name="DefaultParagraphFont" style:family="text">
      <style:text-properties fo:font-size="14pt" style:font-size-asian="14pt"/>
    </style:style>
    <style:style style:name="T323" style:parent-style-name="DefaultParagraphFont" style:family="text">
      <style:text-properties fo:font-size="14pt" style:font-size-asian="14pt"/>
    </style:style>
    <style:style style:name="T324" style:parent-style-name="DefaultParagraphFont" style:family="text">
      <style:text-properties fo:font-size="12pt" style:font-size-asian="12pt"/>
    </style:style>
    <style:style style:name="P325" style:parent-style-name="Heading1" style:family="paragraph">
      <style:paragraph-properties fo:text-align="center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middl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18"><draw:frame draw:z-index="251655168" draw:id="id10" draw:style-name="a10" draw:name="Text Box 68" text:anchor-type="paragraph" svg:x="0.43472in" svg:y="0.26319in" svg:width="3.08611in" svg:height="1.38264in" style:rel-width="scale" style:rel-height="scale"><draw:text-box><text:p text:style-name="P19"/><text:p text:style-name="P20"/><text:p text:style-name="P21"><text:span text:style-name="T22">Synopsis</text:span><text:span text:style-name="T23"><text:s/>-<text:s/></text:span><text:span text:style-name="T24">Write/update</text:span></text:p></draw:text-box><svg:title/><svg:desc/></draw:frame></text:span></text:p>
          </table:table-cell>
          <table:table-cell table:style-name="TableCell25">
            <text:p text:style-name="Normal"/>
          </table:table-cell>
          <table:table-cell table:style-name="TableCell26">
            <text:p text:style-name="Normal"><text:span text:style-name="T27"><draw:frame draw:z-index="251676672" draw:id="id11" draw:style-name="a11" draw:name="Text Box 96" text:anchor-type="paragraph" svg:x="0.44514in" svg:y="0.26319in" svg:width="3.08611in" svg:height="1.38264in" style:rel-width="scale" style:rel-height="scale"><draw:text-box><text:p text:style-name="P28"/><text:p text:style-name="P29"/><text:p text:style-name="P30">Preface<text:s/>-<text:s/>write</text:p><text:h text:style-name="P31" text:outline-level="1"/></draw:text-box><svg:title/><svg:desc/></draw:frame></text:span></text:p>
          </table:table-cell>
        </table:table-row>
        <table:table-row table:style-name="TableRow32">
          <table:table-cell table:style-name="TableCell33">
            <text:p text:style-name="Normal"><text:span text:style-name="T34"><draw:frame draw:z-index="251677696" draw:id="id12" draw:style-name="a12" draw:name="Text Box 97" text:anchor-type="paragraph" svg:x="0.44514in" svg:y="0.27361in" svg:width="3.08611in" svg:height="1.38264in" style:rel-width="scale" style:rel-height="scale"><draw:text-box><text:p text:style-name="P35"/><text:p text:style-name="P36">Nomenclature<text:s/>-<text:s/>Write up Mathematical notation</text:p><text:h text:style-name="P37" text:outline-level="1"/></draw:text-box><svg:title/><svg:desc/></draw:frame></text:span></text:p>
          </table:table-cell>
          <table:table-cell table:style-name="TableCell38">
            <text:p text:style-name="Normal"/>
          </table:table-cell>
          <table:table-cell table:style-name="TableCell39">
            <text:p text:style-name="Normal"><text:span text:style-name="T40"><draw:frame draw:z-index="251678720" draw:id="id13" draw:style-name="a13" draw:name="Text Box 98" text:anchor-type="paragraph" svg:x="0.46597in" svg:y="0.28403in" svg:width="3.08611in" svg:height="1.38264in" style:rel-width="scale" style:rel-height="scale"><draw:text-box><text:p text:style-name="P41"/><text:p text:style-name="P42">Nomenclature - Update list of symbols</text:p><text:h text:style-name="P43" text:outline-level="1"/></draw:text-box><svg:title/><svg:desc/></draw:frame></text:span></text:p>
          </table:table-cell>
        </table:table-row>
        <table:table-row table:style-name="TableRow44">
          <table:table-cell table:style-name="TableCell45">
            <text:p text:style-name="Normal"><text:span text:style-name="T46"><draw:frame draw:z-index="251679744" draw:id="id14" draw:style-name="a14" draw:name="Text Box 99" text:anchor-type="paragraph" svg:x="0.45556in" svg:y="0.29167in" svg:width="3.08611in" svg:height="1.38264in" style:rel-width="scale" style:rel-height="scale"><draw:text-box><text:p text:style-name="P47"/><text:p text:style-name="P48"><text:span text:style-name="T49">4</text:span><text:span text:style-name="T50">)</text:span><text:span text:style-name="T51"><text:s/>Modelling - Structure of chapter</text:span><text:span text:style-name="T52"><text:s/>-<text:s/></text:span><text:span text:style-name="T53">Naming of sections</text:span></text:p><text:h text:style-name="P54" text:outline-level="1"/></draw:text-box><svg:title/><svg:desc/></draw:frame></text:span></text:p>
          </table:table-cell>
          <table:table-cell table:style-name="TableCell55">
            <text:p text:style-name="Normal"/>
          </table:table-cell>
          <table:table-cell table:style-name="TableCell56">
            <text:p text:style-name="Normal"><text:span text:style-name="T57"><draw:frame draw:z-index="251680768" draw:id="id15" draw:style-name="a15" draw:name="Text Box 100" text:anchor-type="paragraph" svg:x="0.43472in" svg:y="0.30208in" svg:width="3.08611in" svg:height="1.38264in" style:rel-width="scale" style:rel-height="scale"><draw:text-box><text:p text:style-name="P58"/><text:p text:style-name="P59"><text:span text:style-name="T60">Merge<text:s/></text:span><text:span text:style-name="T61">4.6 Parameter identification</text:span><text:span text:style-name="T62"><text:s/></text:span><text:span text:style-name="T63">and<text:s/></text:span><text:span text:style-name="T64">4.7 Nonlinear parameter identification</text:span><text:span text:style-name="T65"><text:s/></text:span><text:span text:style-name="T66">in to<text:s/></text:span><text:span text:style-name="T67">4.6 Nonlinear parameter identification</text:span></text:p><text:h text:style-name="P68" text:outline-level="1"/></draw:text-box><svg:title/><svg:desc/></draw:frame></text:span></text:p>
          </table:table-cell>
        </table:table-row>
        <table:table-row table:style-name="TableRow69">
          <table:table-cell table:style-name="TableCell70">
            <text:p text:style-name="Normal"><text:span text:style-name="T71"><draw:frame draw:z-index="251681792" draw:id="id16" draw:style-name="a16" draw:name="Text Box 101" text:anchor-type="paragraph" svg:x="0.47639in" svg:y="0.30208in" svg:width="3.08611in" svg:height="1.38264in" style:rel-width="scale" style:rel-height="scale"><draw:text-box><text:p text:style-name="P72"/><text:p text:style-name="P73"><text:span text:style-name="T74">Add reflection and results to<text:s/></text:span><text:span text:style-name="T75">4.6 Nonlinear parameter identification</text:span></text:p><text:h text:style-name="P76" text:outline-level="1"/></draw:text-box><svg:title/><svg:desc/></draw:frame></text:span></text:p>
          </table:table-cell>
          <table:table-cell table:style-name="TableCell77">
            <text:p text:style-name="Normal"/>
          </table:table-cell>
          <table:table-cell table:style-name="TableCell78">
            <text:p text:style-name="Normal"><text:span text:style-name="T79"><draw:frame draw:z-index="251682816" draw:id="id17" draw:style-name="a17" draw:name="Text Box 102" text:anchor-type="paragraph" svg:x="0.45556in" svg:y="0.3125in" svg:width="3.08611in" svg:height="1.38264in" style:rel-width="scale" style:rel-height="scale"><draw:text-box><text:h text:style-name="P80" text:outline-level="1"/><text:h text:style-name="P81" text:outline-level="1"/><text:h text:style-name="P82" text:outline-level="1"><text:span text:style-name="T83">4.9</text:span><text:span text:style-name="T84"><text:s/>Linear parameter estimation</text:span><text:span text:style-name="T85"><text:s/></text:span><text:span text:style-name="T86">give the results another try</text:span></text:h></draw:text-box><svg:title/><svg:desc/></draw:frame></text:span></text:p>
          </table:table-cell>
        </table:table-row>
      </table:table>
      <text:p text:style-name="Normal"><text:span text:style-name="T87"><draw:frame draw:z-index="251686912" draw:id="id18" draw:style-name="a18" draw:name="Text Box 106" text:anchor-type="paragraph" svg:x="4.89306in" svg:y="8.8125in" svg:width="3.08611in" svg:height="1.38264in" style:rel-width="scale" style:rel-height="scale"><draw:text-box><text:h text:style-name="P88" text:outline-level="1"/><text:h text:style-name="P89" text:outline-level="1"/><text:p text:style-name="P90"><text:span text:style-name="T91">Read through</text:span><text:span text:style-name="T92"><text:s/>-<text:s/></text:span><text:span text:style-name="T93">4.2 Component model</text:span></text:p><text:p text:style-name="P94"/><text:h text:style-name="P95" text:outline-level="1"/></draw:text-box><svg:title/><svg:desc/></draw:frame></text:span><text:span text:style-name="T96"><draw:frame draw:z-index="251685888" draw:id="id19" draw:style-name="a19" draw:name="Text Box 105" text:anchor-type="paragraph" svg:x="0.71597in" svg:y="8.77083in" svg:width="3.08611in" svg:height="1.38264in" style:rel-width="scale" style:rel-height="scale"><draw:text-box><text:h text:style-name="P97" text:outline-level="1"/><text:h text:style-name="P98" text:outline-level="1"/><text:p text:style-name="P99"><text:span text:style-name="T100">Read through -<text:s/></text:span><text:span text:style-name="T101">4.1 Hydraulic modelling</text:span></text:p><text:p text:style-name="P102"/><text:h text:style-name="P103" text:outline-level="1"/></draw:text-box><svg:title/><svg:desc/></draw:frame></text:span></text:p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soft-page-break/>
            <text:p text:style-name="Normal"><text:span text:style-name="T110"><draw:frame draw:z-index="251689984" draw:id="id20" draw:style-name="a20" draw:name="Text Box 109" text:anchor-type="paragraph" svg:x="0.42431in" svg:y="0.25in" svg:width="3.08611in" svg:height="1.38264in" style:rel-width="scale" style:rel-height="scale"><draw:text-box><text:h text:style-name="P111" text:outline-level="1"/><text:h text:style-name="P112" text:outline-level="1"/><text:p text:style-name="P113"><text:span text:style-name="T114">Read through</text:span><text:span text:style-name="T115"><text:s/>-<text:s/></text:span><text:span text:style-name="T116">4.3 System description</text:span></text:p><text:p text:style-name="P117"/><text:h text:style-name="P118" text:outline-level="1"/></draw:text-box><svg:title/><svg:desc/></draw:frame></text:span></text:p>
          </table:table-cell>
          <table:table-cell table:style-name="TableCell119">
            <text:p text:style-name="Normal"/>
          </table:table-cell>
          <table:table-cell table:style-name="TableCell120">
            <text:p text:style-name="Normal"><text:span text:style-name="T121"><draw:frame draw:z-index="251688960" draw:id="id21" draw:style-name="a21" draw:name="Text Box 108" text:anchor-type="paragraph" svg:x="0.47639in" svg:y="0.27083in" svg:width="3.08611in" svg:height="1.38264in" style:rel-width="scale" style:rel-height="scale"><draw:text-box><text:h text:style-name="P122" text:outline-level="1"/><text:h text:style-name="P123" text:outline-level="1"/><text:p text:style-name="P124"><text:span text:style-name="T125">Read through</text:span><text:span text:style-name="T126"><text:s/>-<text:s/></text:span><text:span text:style-name="T127">4.4 Graph representation</text:span></text:p><text:p text:style-name="P128"/><text:h text:style-name="P129" text:outline-level="1"/></draw:text-box><svg:title/><svg:desc/></draw:frame></text:span></text:p>
          </table:table-cell>
        </table:table-row>
      </table:table>
      <text:p text:style-name="Normal"><text:span text:style-name="T130"><draw:frame draw:z-index="251697152" draw:id="id22" draw:style-name="a22" draw:name="Text Box 116" text:anchor-type="paragraph" svg:x="4.89306in" svg:y="8.82292in" svg:width="3.08611in" svg:height="1.38264in" style:rel-width="scale" style:rel-height="scale"><draw:text-box><text:h text:style-name="P131" text:outline-level="1"/><text:h text:style-name="P132" text:outline-level="1"/><text:h text:style-name="P133" text:outline-level="1"/></draw:text-box><svg:title/><svg:desc/></draw:frame></text:span><text:span text:style-name="T134"><draw:frame draw:z-index="251696128" draw:id="id23" draw:style-name="a23" draw:name="Text Box 115" text:anchor-type="paragraph" svg:x="0.71597in" svg:y="8.79167in" svg:width="3.08611in" svg:height="1.38264in" style:rel-width="scale" style:rel-height="scale"><draw:text-box><text:h text:style-name="P135" text:outline-level="1"/><text:h text:style-name="P136" text:outline-level="1"/><text:h text:style-name="P137" text:outline-level="1"/></draw:text-box><svg:title/><svg:desc/></draw:frame></text:span><text:span text:style-name="T138"><draw:frame draw:z-index="251695104" draw:id="id24" draw:style-name="a24" draw:name="Text Box 114" text:anchor-type="paragraph" svg:x="4.92431in" svg:y="6.8125in" svg:width="3.08611in" svg:height="1.38264in" style:rel-width="scale" style:rel-height="scale"><draw:text-box><text:h text:style-name="P139" text:outline-level="1"/><text:h text:style-name="P140" text:outline-level="1"/><text:p text:style-name="P141"><text:span text:style-name="T142">Read through</text:span><text:span text:style-name="T143"><text:s/>-<text:s/></text:span><text:span text:style-name="T144">4.10 Linear model implementation</text:span></text:p><text:p text:style-name="P145"/><text:h text:style-name="P146" text:outline-level="1"/></draw:text-box><svg:title/><svg:desc/></draw:frame></text:span><text:span text:style-name="T147"><draw:frame draw:z-index="251694080" draw:id="id25" draw:style-name="a25" draw:name="Text Box 113" text:anchor-type="paragraph" svg:x="0.70556in" svg:y="6.80208in" svg:width="3.08611in" svg:height="1.38264in" style:rel-width="scale" style:rel-height="scale"><draw:text-box><text:h text:style-name="P148" text:outline-level="1"/><text:h text:style-name="P149" text:outline-level="1"/><text:p text:style-name="P150"><text:span text:style-name="T151">Read through</text:span><text:span text:style-name="T152"><text:s/>-<text:s/></text:span><text:span text:style-name="T153">4.9 Linear parameter estimation</text:span></text:p><text:p text:style-name="P154"/><text:h text:style-name="P155" text:outline-level="1"/></draw:text-box><svg:title/><svg:desc/></draw:frame></text:span><text:span text:style-name="T156"><draw:frame draw:z-index="251693056" draw:id="id26" draw:style-name="a26" draw:name="Text Box 112" text:anchor-type="paragraph" svg:x="4.88264in" svg:y="4.78125in" svg:width="3.08611in" svg:height="1.38264in" style:rel-width="scale" style:rel-height="scale"><draw:text-box><text:h text:style-name="P157" text:outline-level="1"/><text:h text:style-name="P158" text:outline-level="1"/><text:p text:style-name="P159"><text:span text:style-name="T160">Read through</text:span><text:span text:style-name="T161"><text:s/>-<text:s/></text:span><text:span text:style-name="T162">4.8 Model Parameters</text:span></text:p></draw:text-box><svg:title/><svg:desc/></draw:frame></text:span><text:span text:style-name="T163"><draw:frame draw:z-index="251692032" draw:id="id27" draw:style-name="a27" draw:name="Text Box 111" text:anchor-type="paragraph" svg:x="0.69514in" svg:y="4.80208in" svg:width="3.08611in" svg:height="1.38264in" style:rel-width="scale" style:rel-height="scale"><draw:text-box><text:h text:style-name="P164" text:outline-level="1"/><text:h text:style-name="P165" text:outline-level="1"/><text:p text:style-name="P166"><text:span text:style-name="T167">Read through</text:span><text:span text:style-name="T168"><text:s/>-</text:span><text:span text:style-name="T169">4.7 Linearization of the model</text:span></text:p><text:h text:style-name="P170" text:outline-level="1"/></draw:text-box><svg:title/><svg:desc/></draw:frame></text:span><text:span text:style-name="T171"><draw:frame draw:z-index="251691008" draw:id="id28" draw:style-name="a28" draw:name="Text Box 110" text:anchor-type="paragraph" svg:x="4.89306in" svg:y="2.79167in" svg:width="3.08611in" svg:height="1.38264in" style:rel-width="scale" style:rel-height="scale"><draw:text-box><text:h text:style-name="P172" text:outline-level="1"/><text:h text:style-name="P173" text:outline-level="1"/><text:p text:style-name="P174"><text:span text:style-name="T175">Read through</text:span><text:span text:style-name="T176"><text:s/>-<text:s/></text:span><text:span text:style-name="T177">4.6 Nonlinear parameter identification</text:span></text:p><text:h text:style-name="P178" text:outline-level="1"/></draw:text-box><svg:title/><svg:desc/></draw:frame></text:span><text:span text:style-name="T179"><draw:frame draw:z-index="251687936" draw:id="id29" draw:style-name="a29" draw:name="Text Box 107" text:anchor-type="paragraph" svg:x="0.65347in" svg:y="2.76042in" svg:width="3.08611in" svg:height="1.38264in" style:rel-width="scale" style:rel-height="scale"><draw:text-box><text:h text:style-name="P180" text:outline-level="1"/><text:p text:style-name="P181"/><text:p text:style-name="P182"><text:span text:style-name="T183">Read through</text:span><text:span text:style-name="T184"><text:s/>-<text:s/></text:span><text:span text:style-name="T185">4.5 Network model</text:span></text:p><text:p text:style-name="P186"/><text:h text:style-name="P187" text:outline-level="1"/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88"><draw:frame draw:z-index="251699200" draw:id="id30" draw:style-name="a30" draw:name="Text Box 118" text:anchor-type="paragraph" svg:x="4.89306in" svg:y="8.79167in" svg:width="3.08611in" svg:height="1.38264in" style:rel-width="scale" style:rel-height="scale"><draw:text-box><text:p text:style-name="P189"/><text:p text:style-name="P190"><text:span text:style-name="T191">5.2</text:span><text:span text:style-name="T192">)</text:span><text:span text:style-name="T193"><text:s/>MPC</text:span><text:span text:style-name="T194"><text:s/>-<text:s/></text:span><text:span text:style-name="T195">Write up the method of setting up the minimization problem in a nice way.</text:span></text:p><text:h text:style-name="P196" text:outline-level="1"/></draw:text-box><svg:title/><svg:desc/></draw:frame></text:span><text:span text:style-name="T197"><draw:frame draw:z-index="251698176" draw:id="id31" draw:style-name="a31" draw:name="Text Box 117" text:anchor-type="paragraph" svg:x="0.69514in" svg:y="8.80208in" svg:width="3.08611in" svg:height="1.38264in" style:rel-width="scale" style:rel-height="scale"><draw:text-box><text:p text:style-name="P198"/><text:p text:style-name="P199">5)<text:s/>Controller<text:s/>-<text:s/>Correct notation through the chapter</text:p><text:h text:style-name="P200" text:outline-level="1"/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1"/>
      <text:p text:style-name="P202"/>
      <text:soft-page-break/>
      <text:p text:style-name="P203"><text:span text:style-name="T204"><draw:frame draw:z-index="251707392" draw:id="id32" draw:style-name="a32" draw:name="Text Box 126" text:anchor-type="paragraph" svg:x="4.75764in" svg:y="6.84375in" svg:width="3.22153in" svg:height="1.38264in" style:rel-width="scale" style:rel-height="scale"><draw:text-box><text:h text:style-name="P205" text:outline-level="1"/><text:h text:style-name="P206" text:outline-level="1"/><text:p text:style-name="P207">9 Conclusion<text:s/>-<text:s/>Write</text:p><text:h text:style-name="P208" text:outline-level="1"/></draw:text-box><svg:title/><svg:desc/></draw:frame></text:span><text:span text:style-name="T209"><draw:frame draw:z-index="251708416" draw:id="id33" draw:style-name="a33" draw:name="Text Box 127" text:anchor-type="paragraph" svg:x="0.58333in" svg:y="8.82292in" svg:width="3.21875in" svg:height="1.38264in" style:rel-width="scale" style:rel-height="scale"><draw:text-box><text:h text:style-name="P210" text:outline-level="1"/><text:h text:style-name="P211" text:outline-level="1"/><text:p text:style-name="P212"><text:span text:style-name="T213">LaTeX</text:span><text:span text:style-name="T214"><text:s/>-<text:s/></text:span><text:span text:style-name="T215">Print out report and check layout</text:span></text:p><text:h text:style-name="P216" text:outline-level="1"/></draw:text-box><svg:title/><svg:desc/></draw:frame></text:span><text:span text:style-name="T217"><draw:frame draw:z-index="251709440" draw:id="id34" draw:style-name="a34" draw:name="Text Box 128" text:anchor-type="paragraph" svg:x="4.79167in" svg:y="8.77083in" svg:width="3.22917in" svg:height="1.38264in" style:rel-width="scale" style:rel-height="scale"><draw:text-box><text:p text:style-name="P218"/><text:p text:style-name="P219"/><text:p text:style-name="P220">LaTeX - Externalize tikz</text:p><text:h text:style-name="P221" text:outline-level="1"/></draw:text-box><svg:title/><svg:desc/></draw:frame></text:span><text:span text:style-name="T222"><draw:frame draw:z-index="251706368" draw:id="id35" draw:style-name="a35" draw:name="Text Box 125" text:anchor-type="paragraph" svg:x="0.66389in" svg:y="6.79167in" svg:width="3.08611in" svg:height="1.38264in" style:rel-width="scale" style:rel-height="scale"><draw:text-box><text:h text:style-name="P223" text:outline-level="1"/><text:p text:style-name="P224"/><text:p text:style-name="P225"><text:span text:style-name="T226">8 Discussion</text:span><text:span text:style-name="T227"><text:s/>-<text:s/></text:span><text:span text:style-name="T228">Write</text:span></text:p></draw:text-box><svg:title/><svg:desc/></draw:frame></text:span><text:span text:style-name="T229"><draw:frame draw:z-index="251705344" draw:id="id36" draw:style-name="a36" draw:name="Text Box 124" text:anchor-type="paragraph" svg:x="4.87222in" svg:y="4.80208in" svg:width="3.08611in" svg:height="1.38264in" style:rel-width="scale" style:rel-height="scale"><draw:text-box><text:h text:style-name="P230" text:outline-level="1"/><text:h text:style-name="P231" text:outline-level="1"/><text:p text:style-name="P232"><text:span text:style-name="T233">7</text:span><text:span text:style-name="T234">)</text:span><text:span text:style-name="T235"><text:s/>Accepttest<text:s/></text:span><text:span text:style-name="T236">-<text:s/></text:span><text:span text:style-name="T237">Write the accepttest section for the report</text:span></text:p><text:h text:style-name="P238" text:outline-level="1"/></draw:text-box><svg:title/><svg:desc/></draw:frame></text:span><text:span text:style-name="T239"><draw:frame draw:z-index="251704320" draw:id="id37" draw:style-name="a37" draw:name="Text Box 123" text:anchor-type="paragraph" svg:x="0.68472in" svg:y="4.78125in" svg:width="3.08611in" svg:height="1.38264in" style:rel-width="scale" style:rel-height="scale"><draw:text-box><text:h text:style-name="P240" text:outline-level="1"/><text:h text:style-name="P241" text:outline-level="1"/><text:p text:style-name="P242"><text:span text:style-name="T243">7</text:span><text:span text:style-name="T244">)</text:span><text:span text:style-name="T245"><text:s/>Accepttest<text:s/></text:span><text:span text:style-name="T246">-<text:s/></text:span><text:span text:style-name="T247">Document the test in app</text:span><text:span text:style-name="T248">endix</text:span></text:p><text:h text:style-name="P249" text:outline-level="1"/></draw:text-box><svg:title/><svg:desc/></draw:frame></text:span><text:span text:style-name="T250"><draw:frame draw:z-index="251703296" draw:id="id38" draw:style-name="a38" draw:name="Text Box 122" text:anchor-type="paragraph" svg:x="4.90347in" svg:y="2.78125in" svg:width="3.08611in" svg:height="1.38264in" style:rel-width="scale" style:rel-height="scale"><draw:text-box><text:h text:style-name="P251" text:outline-level="1"/><text:h text:style-name="P252" text:outline-level="1"/><text:p text:style-name="P253"><text:span text:style-name="T254">7</text:span><text:span text:style-name="T255">)</text:span><text:span text:style-name="T256"><text:s/>Accepttest<text:s/></text:span><text:span text:style-name="T257">- Design the test</text:span></text:p><text:h text:style-name="P258" text:outline-level="1"/></draw:text-box><svg:title/><svg:desc/></draw:frame></text:span><text:span text:style-name="T259"><draw:frame draw:z-index="251702272" draw:id="id39" draw:style-name="a39" draw:name="Text Box 121" text:anchor-type="paragraph" svg:x="0.69514in" svg:y="2.80208in" svg:width="3.08611in" svg:height="1.38264in" style:rel-width="scale" style:rel-height="scale"><draw:text-box><text:h text:style-name="P260" text:outline-level="1"/><text:h text:style-name="P261" text:outline-level="1"/><text:p text:style-name="P262"><text:span text:style-name="T263">6</text:span><text:span text:style-name="T264">)</text:span><text:span text:style-name="T265"><text:s/>Implementation of controller</text:span><text:span text:style-name="T266"><text:s/></text:span><text:span text:style-name="T267">-<text:s/></text:span><text:span text:style-name="T268">Document</text:span></text:p><text:h text:style-name="P269" text:outline-level="1"/><text:p text:style-name="Normal"/></draw:text-box><svg:title/><svg:desc/></draw:frame></text:span><text:span text:style-name="T270"><draw:frame draw:z-index="251701248" draw:id="id40" draw:style-name="a40" draw:name="Text Box 120" text:anchor-type="paragraph" svg:x="4.87222in" svg:y="0.76042in" svg:width="3.08611in" svg:height="1.38264in" style:rel-width="scale" style:rel-height="scale"><draw:text-box><text:h text:style-name="P271" text:outline-level="1"/><text:h text:style-name="P272" text:outline-level="1"/><text:p text:style-name="P273"><text:span text:style-name="T274">6</text:span><text:span text:style-name="T275">)</text:span><text:span text:style-name="T276"><text:s/>Implementation of controller</text:span><text:span text:style-name="T277"><text:s/></text:span><text:span text:style-name="T278">- Implement in MPC/cvx toolbox</text:span></text:p><text:h text:style-name="P279" text:outline-level="1"/></draw:text-box><svg:title/><svg:desc/></draw:frame></text:span><text:span text:style-name="T280"><draw:frame draw:z-index="251700224" draw:id="id41" draw:style-name="a41" draw:name="Text Box 119" text:anchor-type="paragraph" svg:x="0.68472in" svg:y="0.77083in" svg:width="3.08611in" svg:height="1.38264in" style:rel-width="scale" style:rel-height="scale"><draw:text-box><text:h text:style-name="P281" text:outline-level="1"/><text:h text:style-name="P282" text:outline-level="1"/><text:p text:style-name="P283"><text:span text:style-name="T284">5.3</text:span><text:span text:style-name="T285">)</text:span><text:span text:style-name="T286"><text:s/>PI controllers<text:s/></text:span><text:span text:style-name="T287">-<text:s/></text:span><text:span text:style-name="T288">Need to be updated – Simon knows how.</text:span></text:p><text:h text:style-name="P289" text:outline-level="1"/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90"/>
      <text:p text:style-name="P291"/>
      <text:soft-page-break/>
      <text:p text:style-name="P292"><text:span text:style-name="T293"><draw:frame draw:z-index="251710464" draw:id="id42" draw:style-name="a42" draw:name="Text Box 129" text:anchor-type="paragraph" svg:x="0.59375in" svg:y="0.78125in" svg:width="3.22917in" svg:height="1.38264in" style:rel-width="scale" style:rel-height="scale"><draw:text-box><text:p text:style-name="P294"/><text:p text:style-name="P295"/><text:p text:style-name="P296">Read Through - Appendix</text:p><text:h text:style-name="P297" text:outline-level="1"/></draw:text-box><svg:title/><svg:desc/></draw:frame></text:span></text:p>
      <text:p text:style-name="Normal"/>
      <text:p text:style-name="Normal"><text:span text:style-name="T298"><draw:frame draw:z-index="251711488" draw:id="id43" draw:style-name="a43" draw:name="Text Box 130" text:anchor-type="paragraph" svg:x="4.79167in" svg:y="0.77083in" svg:width="3.22917in" svg:height="1.38264in" style:rel-width="scale" style:rel-height="scale"><draw:text-box><text:p text:style-name="P299"/><text:p text:style-name="P300"/><text:p text:style-name="P301"><text:span text:style-name="T302">Appendix</text:span><text:span text:style-name="T303"><text:s/>–<text:s/></text:span><text:span text:style-name="T304">Add mapping matrices</text:span></text:p><text:h text:style-name="P305" text:outline-level="1"/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P306"><text:span text:style-name="T307"><draw:frame draw:z-index="251715584" draw:id="id44" draw:style-name="a44" draw:name="Text Box 131" text:anchor-type="paragraph" svg:x="0.61458in" svg:y="0in" svg:width="3.22917in" svg:height="1.38264in" style:rel-width="scale" style:rel-height="scale"><draw:text-box><text:p text:style-name="P308">BEER</text:p><text:h text:style-name="P309" text:outline-level="1"/></draw:text-box><svg:title/><svg:desc/></draw:frame></text:span><text:span text:style-name="T310"><draw:frame draw:z-index="251713536" draw:id="id45" draw:style-name="a45" draw:name="Text Box 132" text:anchor-type="paragraph" svg:x="4.82292in" svg:y="2.75in" svg:width="3.22917in" svg:height="1.38264in" style:rel-width="scale" style:rel-height="scale"><draw:text-box><text:p text:style-name="P311"/><text:p text:style-name="P312"/><text:p text:style-name="P313"><text:span text:style-name="T314">Appendix</text:span><text:span text:style-name="T315"><text:s/>–<text:s/></text:span><text:span text:style-name="T316">Partial derivative matrix</text:span></text:p><text:h text:style-name="P317" text:outline-level="1"/></draw:text-box><svg:title/><svg:desc/></draw:frame></text:span><text:span text:style-name="T318"><draw:frame draw:z-index="251712512" draw:id="id46" draw:style-name="a46" draw:name="Text Box 131" text:anchor-type="paragraph" svg:x="0.61458in" svg:y="2.75in" svg:width="3.22917in" svg:height="1.38264in" style:rel-width="scale" style:rel-height="scale"><draw:text-box><text:p text:style-name="P319"/><text:p text:style-name="P320"/><text:p text:style-name="P321"><text:span text:style-name="T322">Appendix</text:span><text:span text:style-name="T323"><text:s/>–<text:s/></text:span><text:span text:style-name="T324">Discretization of the SS model</text:span></text:p><text:h text:style-name="P325" text:outline-level="1"/></draw:text-box><svg:title/><svg:desc/></draw:frame></text:span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text-properties style:font-name="Microsoft Sans Serif" fo:font-size="9.5pt" style:font-size-asian="9.5pt" fo:hyphenate="false"/>
    </style:style>
    <style:style style:name="Heading2" style:display-name="Heading 2" style:family="paragraph" style:parent-style-name="Heading1" style:next-style-name="Normal" style:default-outline-level="2">
      <style:text-properties fo:font-weight="bold" style:font-weight-asian="bold" fo:hyphenate="false"/>
    </style:style>
    <style:style style:name="Heading3" style:display-name="Heading 3" style:family="paragraph" style:parent-style-name="Heading2" style:next-style-name="Normal" style:default-outline-level="3">
      <style:text-properties fo:hyphenate="false"/>
    </style:style>
    <style:style style:name="Normal" style:display-name="Normal" style:family="paragraph">
      <style:paragraph-properties fo:line-height="110%"/>
      <style:text-properties style:font-name="Microsoft Sans Serif" style:font-name-complex="Arial" fo:color="#215868" fo:font-size="7.5pt" style:font-size-asian="7.5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1Char" style:display-name="Heading 1 Char" style:family="text" style:parent-style-name="DefaultParagraphFont">
      <style:text-properties style:font-name="Microsoft Sans Serif" style:font-name-complex="Arial" fo:color="#215868" fo:font-size="9.5pt" style:font-size-asian="9.5pt"/>
    </style:style>
    <style:style style:name="ListParagraph" style:display-name="List Paragraph" style:family="paragraph" style:parent-style-name="Normal">
      <style:paragraph-properties fo:margin-bottom="0.1111in" fo:line-height="107%" fo:margin-left="0.5in">
        <style:tab-stops/>
      </style:paragraph-properties>
      <style:text-properties style:font-name-asian="Microsoft Sans Serif" style:font-name-complex="Times New Roman" style:use-window-font-color="true" fo:font-size="11pt" style:font-size-asian="11pt" style:font-size-complex="11pt" fo:language="da" fo:country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in" fo:margin-left="0.25in" fo:margin-bottom="0in" fo:margin-right="0.25in" style:num-format="1" style:writing-mode="lr-tb">
        <style:footnote-sep style:width="0.007in" style:rel-width="33%" style:color="#215868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T8" style:parent-style-name="DefaultParagraphFont" style:family="text">
      <style:text-properties fo:language="da" fo:country="DK" style:language-asian="da" style:country-asian="DK"/>
    </style:style>
    <style:style style:name="T9" style:parent-style-name="DefaultParagraphFont" style:family="text">
      <style:text-properties fo:language="da" fo:country="DK" style:language-asian="da" style:country-asian="DK"/>
    </style:style>
    <style:style style:name="T10" style:parent-style-name="DefaultParagraphFont" style:family="text">
      <style:text-properties fo:language="da" fo:country="DK" style:language-asian="da" style:country-asian="DK"/>
    </style:style>
    <style:style style:name="T11" style:parent-style-name="DefaultParagraphFont" style:family="text">
      <style:text-properties fo:language="da" fo:country="DK" style:language-asian="da" style:country-asian="DK"/>
    </style:style>
    <style:style style:name="T12" style:parent-style-name="DefaultParagraphFont" style:family="text">
      <style:text-properties fo:language="da" fo:country="DK" style:language-asian="da" style:country-asian="DK"/>
    </style:style>
    <style:style style:name="T13" style:parent-style-name="DefaultParagraphFont" style:family="text">
      <style:text-properties fo:language="da" fo:country="DK" style:language-asian="da" style:country-asian="DK"/>
    </style:style>
    <style:style style:name="T14" style:parent-style-name="DefaultParagraphFont" style:family="text">
      <style:text-properties fo:language="da" fo:country="DK" style:language-asian="da" style:country-asian="DK"/>
    </style:style>
    <style:style style:name="T15" style:parent-style-name="DefaultParagraphFont" style:family="text">
      <style:text-properties fo:language="da" fo:country="DK" style:language-asian="da" style:country-asian="DK"/>
    </style:style>
    <style:style style:name="T16" style:parent-style-name="DefaultParagraphFont" style:family="text">
      <style:text-properties fo:language="da" fo:country="DK" style:language-asian="da" style:country-asian="DK"/>
    </style:style>
    <style:style style:name="T17" style:parent-style-name="DefaultParagraphFont" style:family="text">
      <style:text-properties fo:language="da" fo:country="DK" style:language-asian="da" style:country-asian="DK"/>
    </style:style>
    <style:style style:family="graphic" style:name="a6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dce6f2" draw:opacity="10.001%" draw:stroke="solid" svg:stroke-width="0.01042in" svg:stroke-color="#215968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8"><draw:custom-shape svg:x="4.52083in" svg:y="4.70833in" svg:width="3.29167in" svg:height="1.53125in" draw:z-index="251663360" draw:id="id0" draw:style-name="a0" draw:name="AutoShape 4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9"><draw:custom-shape svg:x="0.34375in" svg:y="4.70833in" svg:width="3.29167in" svg:height="1.53125in" draw:z-index="251662336" draw:id="id1" draw:style-name="a1" draw:name="AutoShape 4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0"><draw:custom-shape svg:x="4.53125in" svg:y="2.70833in" svg:width="3.29167in" svg:height="1.53125in" draw:z-index="251661312" draw:id="id2" draw:style-name="a2" draw:name="AutoShape 40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1"><draw:custom-shape svg:x="0.33333in" svg:y="2.70833in" svg:width="3.29167in" svg:height="1.53125in" draw:z-index="251660288" draw:id="id3" draw:style-name="a3" draw:name="AutoShape 3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2"><draw:custom-shape svg:x="4.52083in" svg:y="0.69792in" svg:width="3.29167in" svg:height="1.53125in" draw:z-index="251659264" draw:id="id4" draw:style-name="a4" draw:name="AutoShape 3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3"><draw:custom-shape svg:x="0.33333in" svg:y="0.69792in" svg:width="3.29167in" svg:height="1.53125in" draw:z-index="251658240" draw:id="id5" draw:style-name="a5" draw:name="AutoShape 37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/style:header>
      <style:footer>
        <text:p text:style-name="Footer"><text:span text:style-name="T14"><draw:custom-shape svg:x="4.53125in" svg:y="-2.14792in" svg:width="3.29167in" svg:height="1.53125in" draw:z-index="251667456" draw:id="id6" draw:style-name="a6" draw:name="AutoShape 4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5"><draw:custom-shape svg:x="0.34375in" svg:y="-2.14792in" svg:width="3.29167in" svg:height="1.53125in" draw:z-index="251666432" draw:id="id7" draw:style-name="a7" draw:name="AutoShape 45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6"><draw:custom-shape svg:x="4.52083in" svg:y="-4.12708in" svg:width="3.29167in" svg:height="1.53125in" draw:z-index="251665408" draw:id="id8" draw:style-name="a8" draw:name="AutoShape 4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7"><draw:custom-shape svg:x="0.34375in" svg:y="-4.14792in" svg:width="3.29167in" svg:height="1.53125in" draw:z-index="251664384" draw:id="id9" draw:style-name="a9" draw:name="AutoShape 43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hipping labels (Blue Background design, works with Avery 5163)</dc:title>
    <meta:initial-creator>Nicolaj Vinkel Christensen</meta:initial-creator>
    <dc:creator>Nicolaj Vinkel Christensen</dc:creator>
    <meta:creation-date>2017-05-08T08:15:00Z</meta:creation-date>
    <dc:date>2017-05-08T10:18:00Z</dc:date>
    <meta:print-date>2017-05-08T09:50:00Z</meta:print-date>
    <meta:template xlink:href="Shipping%20labels%20(Blue%20Background%20design,%2010%20per%20page)" xlink:type="simple"/>
    <meta:editing-cycles>2</meta:editing-cycles>
    <meta:editing-duration>PT2160S</meta:editing-duration>
    <meta:user-defined meta:name="_TemplateID">TC102830629990</meta:user-defined>
    <meta:document-statistic meta:page-count="4" meta:paragraph-count="1" meta:word-count="29" meta:character-count="211" meta:row-count="1" meta:non-whitespace-character-count="183"/>
  </office:meta>
</office:document-meta>
</file>